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先にある白銀の森を抜ければ、魔界門が
あった場所へ着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さっき通ったばっかだから、余裕だね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力の影響で魔物が強力になって
いるかも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油断は禁物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ね。　万全の準備を整えて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、魔物が街に侵入してこないように
　守りを固め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物を倒すことはできずとも、住民の盾に
　ならなることができ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がまずくなったら、船に乗せて脱出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無理は良く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んばっ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熾天少女たち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最後の戦いじゃ。　そなた達の
健闘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うひいいいいぃぃぃ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?!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助けええぇ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、ビオラさん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あったのじゃ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強い変形した魔物の地形に追われれれ
れれれ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これはこれはカルーナ姫！
ごきげんうる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え！！？？　なんでカルーナ姫が
こんな所にいいぃ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ビオラ！　落ち着かん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冷静に、何があったのか説明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すす、す、すみません、色々
ありまして、つ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順を追ってお話し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きほど、白銀の森の方から爆音と地響きが
ありまし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破壊した時の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非番だったため気分よく入浴していたあたし
でしたが、一大事を感じ取り、さっそうと退浴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「退浴」って言葉は今あたしが考え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白銀の森へと駆けつけ、ただならぬ
雰囲気を悟ったあたし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身、森の中へと偵察を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時、あたしは目を疑った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に森は無く、代わりに隆起した大地と
禍々しい岩肌が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森が・・・無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形が変わってしまっている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岩肌に入口とおぼしき大穴を発見した
あたしは、恐怖に駆られつつも中へと足を
踏み入れたわけ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は魔物でひしめき合っており、もはや
無我夢中でここまで逃げ帰ってきた次第
な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無事でよか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ったく、お前は相変わらず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浸透の影響で魔物が強化されている
上に、地形までも変わってしまっているとは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って便利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だからと言って退くわけにはいか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これが最後の戦いになるかも
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合い入れ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ー！！　元気なら任せとけ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準備はしっかりしていきま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必ず凱旋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　撃って撃って撃ちまくるゾ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の健闘を祈ろ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熾天少女たちよ！　今こそ決戦の時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事、煉絶の姫君を討ちとってみせ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